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officeooo:rsid="001fb9db" officeooo:paragraph-rsid="001fb9db"/>
    </style:style>
    <style:style style:name="P2" style:family="paragraph" style:parent-style-name="Standard">
      <style:paragraph-properties fo:text-align="justify" style:justify-single-word="false"/>
      <style:text-properties officeooo:rsid="001ffe98" officeooo:paragraph-rsid="001ffe98"/>
    </style:style>
    <style:style style:name="P3" style:family="paragraph" style:parent-style-name="Standard" style:list-style-name="L1">
      <style:paragraph-properties fo:text-align="justify" style:justify-single-word="false"/>
      <style:text-properties officeooo:rsid="001ffe98" officeooo:paragraph-rsid="001ffe98"/>
    </style:style>
    <style:style style:name="P4" style:family="paragraph" style:parent-style-name="Standard">
      <style:paragraph-properties fo:text-align="justify" style:justify-single-word="false"/>
      <style:text-properties fo:font-weight="bold" officeooo:rsid="001ffe98" officeooo:paragraph-rsid="001ffe98" style:font-weight-asian="bold" style:font-weight-complex="bold"/>
    </style:style>
    <style:style style:name="P5" style:family="paragraph" style:parent-style-name="Standard">
      <style:paragraph-properties fo:text-align="center" style:justify-single-word="false"/>
      <style:text-properties fo:font-size="15pt" fo:font-weight="bold" officeooo:rsid="001fb9db" officeooo:paragraph-rsid="001fb9db" style:font-size-asian="15pt" style:font-weight-asian="bold" style:font-size-complex="15pt" style:font-weight-complex="bold"/>
    </style:style>
    <style:style style:name="T1" style:family="text">
      <style:text-properties officeooo:rsid="001ffe98"/>
    </style:style>
    <style:style style:name="T2" style:family="text">
      <style:text-properties fo:font-weight="bold" style:font-weight-asian="bold" style:font-weight-complex="bold"/>
    </style:style>
    <style:style style:name="T3" style:family="text">
      <style:text-properties fo:font-weight="bold" officeooo:rsid="0021ddf6"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BitReturn Business Pl<text:span text:style-name="T1">an</text:span></text:p>
      <text:p text:style-name="P1"/>
      <text:p text:style-name="P1"/>
      <text:p text:style-name="P2"><text:span text:style-name="T2">Overview</text:span></text:p>
      <text:p text:style-name="P2"><text:span text:style-name="T2"/></text:p>
      <text:p text:style-name="P2">BitReturn is a software package that makes bitcoin tax rebates easy, instant and complete. BitReturn is able to rebate donors without the need for filling out forms, checking and printing recieptes or processing payments manually. </text:p>
      <text:p text:style-name="P2"/>
      <text:p text:style-name="P2"/>
      <text:p text:style-name="P4">Why BitReturn?</text:p>
      <text:p text:style-name="P2"/>
      <text:p text:style-name="P2">BitReturn is superior to all existing methods of claim tax rebates on bitcoin donations. This is a bold claim but one that is easily proven. Existing methods such as filing reciepts or getting your accountant to calculate and submit your tax return with donations is inferior to BitReturn. The reasons are outlined below:</text:p>
      <text:p text:style-name="P2"/>
      <text:list xml:id="list5100769378100716065" text:style-name="L1">
        <text:list-item>
          <text:p text:style-name="P3"><text:span text:style-name="T2">BitReturn is instant. </text:span>BitReturn scans the blockchain and finds the donors of the approved charities and payes them out directly. No need for processing delays, fees or reciepts. </text:p>
        </text:list-item>
        <text:list-item>
          <text:p text:style-name="P3"><text:span text:style-name="T2">BitReturn is easy. </text:span>Neither the government nor the donor has to deal with filling out/processing forms. This is because the software is capable of automatically and quickly finding the donors and paying them out. Nobody needs to fill out pesky forms, gather reciepts or get their accountant to review the transactions. </text:p>
        </text:list-item>
        <text:list-item>
          <text:p text:style-name="P3"><text:span text:style-name="T2">BitReturn removes the need for other services </text:span><text:span text:style-name="T3">or middlemen</text:span><text:span text:style-name="T2">.</text:span> When you have a software capable of finding all the donations and paying for them directly, you no longer need to have another service to handle donation tax rebates. This makes it easy for everybody as it is no longer fragmented and it deals with every donor without the need for filling. </text:p>
        </text:list-item>
        <text:list-item>
          <text:p text:style-name="P3"><text:span text:style-name="T2">BitReturn handles everybody. </text:span>BitReturn finds all donors and pays them out automatically at a rapid pace without the possibility of fraud or the need for manual processing. </text:p>
        </text:list-item>
      </text:list>
      <text:p text:style-name="P2"/>
      <text:p text:style-name="P4">Revenue model</text:p>
      <text:p text:style-name="P2"/>
      <text:p text:style-name="P2">BitReturn makes money through licensing fees paid by the government on an annual basis. This also includes help from the developer whenever need b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NZ"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NZ"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12T21:23:47.515231519</meta:creation-date>
    <dc:date>2016-06-12T22:56:27.892365963</dc:date>
    <meta:editing-duration>PT1M18S</meta:editing-duration>
    <meta:editing-cycles>2</meta:editing-cycles>
    <meta:generator>LibreOffice/4.2.8.2$Linux_X86_64 LibreOffice_project/420m0$Build-2</meta:generator>
    <meta:document-statistic meta:table-count="0" meta:image-count="0" meta:object-count="0" meta:page-count="1" meta:paragraph-count="11" meta:word-count="291" meta:character-count="1781" meta:non-whitespace-character-count="1499"/>
  </office:meta>
</office:document-meta>
</file>